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1 caso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1" table:formula="of:=[.B3]+[.C3]" office:value-type="float" office:value="2" calcext:value-type="float">
            <text:p>2</text:p>
          </table:table-cell>
          <table:table-cell table:style-name="ce37" table:formula="of:=[.D3]/[.$D$12]" office:value-type="percentage" office:value="0.00888888888888889" calcext:value-type="percentage">
            <text:p>0,9%</text:p>
          </table:table-cell>
          <table:table-cell table:style-name="ce41" table:formula="of:=[.E3]" office:value-type="percentage" office:value="0.00888888888888889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31" table:formula="of:=[.B4]+[.C4]" office:value-type="float" office:value="27" calcext:value-type="float">
            <text:p>27</text:p>
          </table:table-cell>
          <table:table-cell table:style-name="ce37" table:formula="of:=[.D4]/[.$D$12]" office:value-type="percentage" office:value="0.12" calcext:value-type="percentage">
            <text:p>12,0%</text:p>
          </table:table-cell>
          <table:table-cell table:style-name="ce42" table:formula="of:=[.F3]+[.E4]" office:value-type="percentage" office:value="0.128888888888889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table:formula="of:=[.B5]+[.C5]" office:value-type="float" office:value="27" calcext:value-type="float">
            <text:p>27</text:p>
          </table:table-cell>
          <table:table-cell table:style-name="ce37" table:formula="of:=[.D5]/[.$D$12]" office:value-type="percentage" office:value="0.12" calcext:value-type="percentage">
            <text:p>12,0%</text:p>
          </table:table-cell>
          <table:table-cell table:style-name="ce41" table:formula="of:=[.F4]+[.E5]" office:value-type="percentage" office:value="0.248888888888889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table:formula="of:=[.B6]+[.C6]" office:value-type="float" office:value="15" calcext:value-type="float">
            <text:p>15</text:p>
          </table:table-cell>
          <table:table-cell table:style-name="ce37" table:formula="of:=[.D6]/[.$D$12]" office:value-type="percentage" office:value="0.0666666666666667" calcext:value-type="percentage">
            <text:p>6,7%</text:p>
          </table:table-cell>
          <table:table-cell table:style-name="ce43" table:formula="of:=[.F5]+[.E6]" office:value-type="percentage" office:value="0.315555555555556" calcext:value-type="percentage">
            <text:p>3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11" calcext:value-type="float">
            <text:p>11</text:p>
          </table:table-cell>
          <table:table-cell table:style-name="ce27" office:value-type="float" office:value="17" calcext:value-type="float">
            <text:p>17</text:p>
          </table:table-cell>
          <table:table-cell table:style-name="ce31" table:formula="of:=[.B7]+[.C7]" office:value-type="float" office:value="28" calcext:value-type="float">
            <text:p>28</text:p>
          </table:table-cell>
          <table:table-cell table:style-name="ce37" table:formula="of:=[.D7]/[.$D$12]" office:value-type="percentage" office:value="0.124444444444444" calcext:value-type="percentage">
            <text:p>12,4%</text:p>
          </table:table-cell>
          <table:table-cell table:style-name="ce43" table:formula="of:=[.F6]+[.E7]" office:value-type="percentage" office:value="0.44" calcext:value-type="percentage">
            <text:p>4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table:formula="of:=[.B8]+[.C8]" office:value-type="float" office:value="39" calcext:value-type="float">
            <text:p>39</text:p>
          </table:table-cell>
          <table:table-cell table:style-name="ce37" table:formula="of:=[.D8]/[.$D$12]" office:value-type="percentage" office:value="0.173333333333333" calcext:value-type="percentage">
            <text:p>17,3%</text:p>
          </table:table-cell>
          <table:table-cell table:style-name="ce41" table:formula="of:=[.F7]+[.E8]" office:value-type="percentage" office:value="0.613333333333333" calcext:value-type="percentage">
            <text:p>6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13" calcext:value-type="float">
            <text:p>13</text:p>
          </table:table-cell>
          <table:table-cell table:style-name="ce27" office:value-type="float" office:value="16" calcext:value-type="float">
            <text:p>16</text:p>
          </table:table-cell>
          <table:table-cell table:style-name="ce31" table:formula="of:=[.B9]+[.C9]" office:value-type="float" office:value="29" calcext:value-type="float">
            <text:p>29</text:p>
          </table:table-cell>
          <table:table-cell table:style-name="ce37" table:formula="of:=[.D9]/[.$D$12]" office:value-type="percentage" office:value="0.128888888888889" calcext:value-type="percentage">
            <text:p>12,9%</text:p>
          </table:table-cell>
          <table:table-cell table:style-name="ce41" table:formula="of:=[.F8]+[.E9]" office:value-type="percentage" office:value="0.742222222222222" calcext:value-type="percentage">
            <text:p>7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6" calcext:value-type="float">
            <text:p>16</text:p>
          </table:table-cell>
          <table:table-cell table:style-name="ce31" table:formula="of:=[.B10]+[.C10]" office:value-type="float" office:value="32" calcext:value-type="float">
            <text:p>32</text:p>
          </table:table-cell>
          <table:table-cell table:style-name="ce37" table:formula="of:=[.D10]/[.$D$12]" office:value-type="percentage" office:value="0.142222222222222" calcext:value-type="percentage">
            <text:p>14,2%</text:p>
          </table:table-cell>
          <table:table-cell table:style-name="ce41" table:formula="of:=[.F9]+[.E10]" office:value-type="percentage" office:value="0.884444444444445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11" calcext:value-type="float">
            <text:p>11</text:p>
          </table:table-cell>
          <table:table-cell table:style-name="ce27" office:value-type="float" office:value="15" calcext:value-type="float">
            <text:p>15</text:p>
          </table:table-cell>
          <table:table-cell table:style-name="ce31" table:formula="of:=[.B11]+[.C11]" office:value-type="float" office:value="26" calcext:value-type="float">
            <text:p>26</text:p>
          </table:table-cell>
          <table:table-cell table:style-name="ce38" table:formula="of:=[.D11]/[.$D$12]" office:value-type="percentage" office:value="0.115555555555556" calcext:value-type="percentage">
            <text:p>11,6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06" calcext:value-type="float">
            <text:p>106</text:p>
          </table:table-cell>
          <table:table-cell table:style-name="ce19" table:formula="of:=SUM([.C3:.C11])" office:value-type="float" office:value="119" calcext:value-type="float">
            <text:p>119</text:p>
          </table:table-cell>
          <table:table-cell table:style-name="ce32" table:formula="of:=SUM([.D3:.D11])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71111111111111" calcext:value-type="percentage">
            <text:p>47 %</text:p>
          </table:table-cell>
          <table:table-cell table:style-name="ce20" table:formula="of:=[.C12]/[.D12]" office:value-type="percentage" office:value="0.528888888888889" calcext:value-type="percentage">
            <text:p>53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5 casos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53" calcext:value-type="float">
            <text:p>153</text:p>
          </table:table-cell>
          <table:table-cell table:style-name="ce34" office:value-type="float" office:value="5" calcext:value-type="float">
            <text:p>5</text:p>
          </table:table-cell>
          <table:table-cell table:style-name="ce22" table:formula="of:=SUM([.A18:.D18])" office:value-type="float" office:value="226" calcext:value-type="float">
            <text:p>226</text:p>
          </table:table-cell>
          <table:table-cell/>
          <table:table-cell table:style-name="ce53" office:value-type="percentage" office:value="0.042" calcext:value-type="percentage" table:number-columns-spanned="3" table:number-rows-spanned="1">
            <text:p>4,2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101769911504425" calcext:value-type="percentage">
            <text:p>10,2%</text:p>
          </table:table-cell>
          <table:table-cell table:style-name="ce9" table:formula="of:=[.B18]/[.$E$18]" office:value-type="percentage" office:value="0.199115044247788" calcext:value-type="percentage">
            <text:p>19,9%</text:p>
          </table:table-cell>
          <table:table-cell table:style-name="ce9" table:formula="of:=[.C18]/[.$E$18]" office:value-type="percentage" office:value="0.676991150442478" calcext:value-type="percentage">
            <text:p>67,7%</text:p>
          </table:table-cell>
          <table:table-cell table:style-name="ce9" table:formula="of:=[.D18]/[.$E$18]" office:value-type="percentage" office:value="0.0221238938053097" calcext:value-type="percentage">
            <text:p>2,2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9" calcext:value-type="float" table:number-columns-spanned="3" table:number-rows-spanned="1">
            <text:p>9,9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05" calcext:value-type="float">
            <text:p>105</text:p>
          </table:table-cell>
          <table:table-cell table:style-name="ce28" table:formula="of:=[.B22]/226" office:value-type="percentage" office:value="0.464601769911504" calcext:value-type="percentage">
            <text:p>4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111" calcext:value-type="float">
            <text:p>111</text:p>
          </table:table-cell>
          <table:table-cell table:style-name="ce29" table:formula="of:=[.B23]/226" office:value-type="percentage" office:value="0.491150442477876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8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8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24" calcext:value-type="float">
            <text:p>24</text:p>
          </table:table-cell>
          <table:table-cell table:style-name="ce30" table:formula="of:=[.B28]/[.$B$90]" office:value-type="percentage" office:value="0.106194690265487" calcext:value-type="percentage">
            <text:p>10,62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5" calcext:value-type="float">
            <text:p>25</text:p>
          </table:table-cell>
          <table:table-cell table:style-name="ce64" table:formula="of:=[.G28]/[.G$37]" office:value-type="percentage" office:value="0.110619469026549" calcext:value-type="percentage">
            <text:p>11,06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15" calcext:value-type="float">
            <text:p>15</text:p>
          </table:table-cell>
          <table:table-cell table:style-name="ce30" table:formula="of:=[.B29]/[.$B$90]" office:value-type="percentage" office:value="0.0663716814159292" calcext:value-type="percentage">
            <text:p>6,64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7" calcext:value-type="float">
            <text:p>7</text:p>
          </table:table-cell>
          <table:table-cell table:style-name="ce65" table:formula="of:=[.G29]/[.G$37]" office:value-type="percentage" office:value="0.0309734513274336" calcext:value-type="percentage">
            <text:p>3,1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0]/[.$B$90]" office:value-type="percentage" office:value="0.0619469026548673" calcext:value-type="percentage">
            <text:p>6,19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5" calcext:value-type="float">
            <text:p>5</text:p>
          </table:table-cell>
          <table:table-cell table:style-name="ce66" table:formula="of:=[.G30]/[.G$37]" office:value-type="percentage" office:value="0.0221238938053097" calcext:value-type="percentage">
            <text:p>2,21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1]/[.$B$90]" office:value-type="percentage" office:value="0.0398230088495575" calcext:value-type="percentage">
            <text:p>3,98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16" calcext:value-type="float">
            <text:p>16</text:p>
          </table:table-cell>
          <table:table-cell table:style-name="ce65" table:formula="of:=[.G31]/[.G$37]" office:value-type="percentage" office:value="0.0707964601769911" calcext:value-type="percentage">
            <text:p>7,0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2]/[.$B$90]" office:value-type="percentage" office:value="0.0353982300884956" calcext:value-type="percentage">
            <text:p>3,54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22" calcext:value-type="float">
            <text:p>22</text:p>
          </table:table-cell>
          <table:table-cell table:style-name="ce66" table:formula="of:=[.G32]/[.G$37]" office:value-type="percentage" office:value="0.0973451327433628" calcext:value-type="percentage">
            <text:p>9,7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3]/[.$B$90]" office:value-type="percentage" office:value="0.0353982300884956" calcext:value-type="percentage">
            <text:p>3,54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ZARAGOZA I</text:p>
          </table:table-cell>
          <table:table-cell table:style-name="ce57" office:value-type="float" office:value="41" calcext:value-type="float">
            <text:p>41</text:p>
          </table:table-cell>
          <table:table-cell table:style-name="ce67" table:formula="of:=[.G33]/[.G$37]" office:value-type="percentage" office:value="0.18141592920354" calcext:value-type="percentage">
            <text:p>18,1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4]/[.$B$90]" office:value-type="percentage" office:value="0.0353982300884956" calcext:value-type="percentage">
            <text:p>3,54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39" calcext:value-type="float">
            <text:p>39</text:p>
          </table:table-cell>
          <table:table-cell table:style-name="ce67" table:formula="of:=[.G34]/[.G$37]" office:value-type="percentage" office:value="0.172566371681416" calcext:value-type="percentage">
            <text:p>17,26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35]/[.$B$90]" office:value-type="percentage" office:value="0.0309734513274336" calcext:value-type="percentage">
            <text:p>3,10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53" calcext:value-type="float">
            <text:p>53</text:p>
          </table:table-cell>
          <table:table-cell table:style-name="ce68" table:formula="of:=[.G35]/[.G$37]" office:value-type="percentage" office:value="0.234513274336283" calcext:value-type="percentage">
            <text:p>23,45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36]/[.$B$90]" office:value-type="percentage" office:value="0.0309734513274336" calcext:value-type="percentage">
            <text:p>3,10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8" calcext:value-type="float">
            <text:p>18</text:p>
          </table:table-cell>
          <table:table-cell table:style-name="ce66" table:formula="of:=[.G36]/[.G$37]" office:value-type="percentage" office:value="0.079646017699115" calcext:value-type="percentage">
            <text:p>7,96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37]/[.$B$90]" office:value-type="percentage" office:value="0.0309734513274336" calcext:value-type="percentage">
            <text:p>3,10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26" calcext:value-type="float">
            <text:p>226</text:p>
          </table:table-cell>
          <table:table-cell table:style-name="ce69"/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38]/[.$B$90]" office:value-type="percentage" office:value="0.0221238938053097" calcext:value-type="percentage">
            <text:p>2,21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39]/[.$B$90]" office:value-type="percentage" office:value="0.0176991150442478" calcext:value-type="percentage">
            <text:p>1,77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0]/[.$B$90]" office:value-type="percentage" office:value="0.0176991150442478" calcext:value-type="percentage">
            <text:p>1,77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1]/[.$B$90]" office:value-type="percentage" office:value="0.0176991150442478" calcext:value-type="percentage">
            <text:p>1,77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2]/[.$B$90]" office:value-type="percentage" office:value="0.0176991150442478" calcext:value-type="percentage">
            <text:p>1,77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3]/[.$B$90]" office:value-type="percentage" office:value="0.0176991150442478" calcext:value-type="percentage">
            <text:p>1,77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44]/[.$B$90]" office:value-type="percentage" office:value="0.0176991150442478" calcext:value-type="percentage">
            <text:p>1,77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45]/[.$B$90]" office:value-type="percentage" office:value="0.0132743362831858" calcext:value-type="percentage">
            <text:p>1,33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Benabarr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46]/[.$B$90]" office:value-type="percentage" office:value="0.0132743362831858" calcext:value-type="percentage">
            <text:p>1,33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47]/[.$B$90]" office:value-type="percentage" office:value="0.0132743362831858" calcext:value-type="percentage">
            <text:p>1,33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real Del Camp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48]/[.$B$90]" office:value-type="percentage" office:value="0.0132743362831858" calcext:value-type="percentage">
            <text:p>1,33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49]/[.$B$90]" office:value-type="percentage" office:value="0.0132743362831858" calcext:value-type="percentage">
            <text:p>1,33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0]/[.$B$90]" office:value-type="percentage" office:value="0.0132743362831858" calcext:value-type="percentage">
            <text:p>1,33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1]/[.$B$90]" office:value-type="percentage" office:value="0.0132743362831858" calcext:value-type="percentage">
            <text:p>1,33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2]/[.$B$90]" office:value-type="percentage" office:value="0.00884955752212389" calcext:value-type="percentage">
            <text:p>0,88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3]/[.$B$90]" office:value-type="percentage" office:value="0.00884955752212389" calcext:value-type="percentage">
            <text:p>0,88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4]/[.$B$90]" office:value-type="percentage" office:value="0.00884955752212389" calcext:value-type="percentage">
            <text:p>0,88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5]/[.$B$90]" office:value-type="percentage" office:value="0.00884955752212389" calcext:value-type="percentage">
            <text:p>0,88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6]/[.$B$90]" office:value-type="percentage" office:value="0.00884955752212389" calcext:value-type="percentage">
            <text:p>0,88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7]/[.$B$90]" office:value-type="percentage" office:value="0.00884955752212389" calcext:value-type="percentage">
            <text:p>0,88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8]/[.$B$90]" office:value-type="percentage" office:value="0.00884955752212389" calcext:value-type="percentage">
            <text:p>0,88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59]/[.$B$90]" office:value-type="percentage" office:value="0.00884955752212389" calcext:value-type="percentage">
            <text:p>0,88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0]/[.$B$90]" office:value-type="percentage" office:value="0.00884955752212389" calcext:value-type="percentage">
            <text:p>0,88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1]/[.$B$90]" office:value-type="percentage" office:value="0.00884955752212389" calcext:value-type="percentage">
            <text:p>0,88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2]/[.$B$90]" office:value-type="percentage" office:value="0.00884955752212389" calcext:value-type="percentage">
            <text:p>0,88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3]/[.$B$90]" office:value-type="percentage" office:value="0.00884955752212389" calcext:value-type="percentage">
            <text:p>0,88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4]/[.$B$90]" office:value-type="percentage" office:value="0.00884955752212389" calcext:value-type="percentage">
            <text:p>0,88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5]/[.$B$90]" office:value-type="percentage" office:value="0.00884955752212389" calcext:value-type="percentage">
            <text:p>0,88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66]/[.$B$90]" office:value-type="percentage" office:value="0.00442477876106195" calcext:value-type="percentage">
            <text:p>0,44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67]/[.$B$90]" office:value-type="percentage" office:value="0.00442477876106195" calcext:value-type="percentage">
            <text:p>0,44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68]/[.$B$90]" office:value-type="percentage" office:value="0.00442477876106195" calcext:value-type="percentage">
            <text:p>0,44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69]/[.$B$90]" office:value-type="percentage" office:value="0.00442477876106195" calcext:value-type="percentage">
            <text:p>0,44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0]/[.$B$90]" office:value-type="percentage" office:value="0.00442477876106195" calcext:value-type="percentage">
            <text:p>0,44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rj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1]/[.$B$90]" office:value-type="percentage" office:value="0.00442477876106195" calcext:value-type="percentage">
            <text:p>0,44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Bujaraloz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2]/[.$B$90]" office:value-type="percentage" office:value="0.00442477876106195" calcext:value-type="percentage">
            <text:p>0,44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moch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3]/[.$B$90]" office:value-type="percentage" office:value="0.00442477876106195" calcext:value-type="percentage">
            <text:p>0,44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riñe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4]/[.$B$90]" office:value-type="percentage" office:value="0.00442477876106195" calcext:value-type="percentage">
            <text:p>0,44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5]/[.$B$90]" office:value-type="percentage" office:value="0.00442477876106195" calcext:value-type="percentage">
            <text:p>0,44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6]/[.$B$90]" office:value-type="percentage" office:value="0.00442477876106195" calcext:value-type="percentage">
            <text:p>0,44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aro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7]/[.$B$90]" office:value-type="percentage" office:value="0.00442477876106195" calcext:value-type="percentage">
            <text:p>0,44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8]/[.$B$90]" office:value-type="percentage" office:value="0.00442477876106195" calcext:value-type="percentage">
            <text:p>0,44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9]/[.$B$90]" office:value-type="percentage" office:value="0.00442477876106195" calcext:value-type="percentage">
            <text:p>0,44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0]/[.$B$90]" office:value-type="percentage" office:value="0.00442477876106195" calcext:value-type="percentage">
            <text:p>0,44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1]/[.$B$90]" office:value-type="percentage" office:value="0.00442477876106195" calcext:value-type="percentage">
            <text:p>0,44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ra De Rubielo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2]/[.$B$90]" office:value-type="percentage" office:value="0.00442477876106195" calcext:value-type="percentage">
            <text:p>0,44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biñan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90]" office:value-type="percentage" office:value="0.00442477876106195" calcext:value-type="percentage">
            <text:p>0,44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90]" office:value-type="percentage" office:value="0.00442477876106195" calcext:value-type="percentage">
            <text:p>0,44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90]" office:value-type="percentage" office:value="0.00442477876106195" calcext:value-type="percentage">
            <text:p>0,44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90]" office:value-type="percentage" office:value="0.00442477876106195" calcext:value-type="percentage">
            <text:p>0,44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illamayo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90]" office:value-type="percentage" office:value="0.00442477876106195" calcext:value-type="percentage">
            <text:p>0,44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90]" office:value-type="percentage" office:value="0.00442477876106195" calcext:value-type="percentage">
            <text:p>0,44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18" calcext:value-type="float">
            <text:p>18</text:p>
          </table:table-cell>
          <table:table-cell table:style-name="ce30" table:formula="of:=[.B89]/[.$B$90]" office:value-type="percentage" office:value="0.079646017699115" calcext:value-type="percentage">
            <text:p>7,96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89])" office:value-type="float" office:value="226" calcext:value-type="float">
            <text:p>226</text:p>
          </table:table-cell>
          <table:table-cell table:number-columns-repeated="8"/>
        </table:table-row>
        <table:table-row table:style-name="ro3" table:number-rows-repeated="104848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4'.$A$1" table:cell-range-address="$'20200914'.$A$27:.$E$90"/>
        </table:named-expressions>
      </table:table>
      <table:named-expressions/>
      <table:database-ranges>
        <table:database-range table:name="__Anonymous_Sheet_DB__0" table:target-range-address="'20200914'.A27:'20200914'.E9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4" style:display-name="PageStyle_202009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5T15:36:04</dc:date>
    <meta:generator>LibreOffice/6.0.7.3$Linux_X86_64 LibreOffice_project/00m0$Build-3</meta:generator>
    <meta:document-statistic meta:table-count="1" meta:cell-count="38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